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3e05" officeooo:paragraph-rsid="00043e05" style:font-size-asian="14pt" style:font-size-complex="16pt"/>
    </style:style>
    <style:style style:name="P2" style:family="paragraph" style:parent-style-name="Standard">
      <style:text-properties fo:font-size="16pt" officeooo:rsid="0006a344" officeooo:paragraph-rsid="0006a344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770cf" officeooo:paragraph-rsid="000770cf" style:font-size-asian="14pt" style:font-size-complex="16pt"/>
    </style:style>
    <style:style style:name="P4" style:family="paragraph" style:parent-style-name="Standard">
      <style:text-properties style:text-line-through-style="none" style:text-line-through-type="none" fo:font-size="16pt" officeooo:rsid="0006a344" officeooo:paragraph-rsid="0006a344" style:font-size-asian="14pt" style:font-size-complex="16pt"/>
    </style:style>
    <style:style style:name="P5" style:family="paragraph" style:parent-style-name="Standard">
      <style:text-properties style:text-line-through-style="none" style:text-line-through-type="none" style:text-position="0% 100%" fo:font-size="16pt" officeooo:rsid="000770cf" officeooo:paragraph-rsid="0006a344" style:font-size-asian="14pt" style:font-size-complex="16pt"/>
    </style:style>
    <style:style style:name="P6" style:family="paragraph" style:parent-style-name="Standard">
      <style:text-properties style:text-line-through-style="none" style:text-line-through-type="none" style:text-position="0% 100%" fo:font-size="16pt" officeooo:rsid="0008c80e" officeooo:paragraph-rsid="0008c80e" style:font-size-asian="14pt" style:font-size-complex="16pt"/>
    </style:style>
    <style:style style:name="T1" style:family="text">
      <style:text-properties officeooo:rsid="000514e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70cf"/>
    </style:style>
    <style:style style:name="T5" style:family="text">
      <style:text-properties officeooo:rsid="000ba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2</text:p>
      <text:p text:style-name="P1"/>
      <text:p text:style-name="P1">Introducing Relational Database;</text:p>
      <text:p text:style-name="P1">1)<text:span text:style-name="T1">which field of the customers table is the primary key?</text:span></text:p>
      <text:p text:style-name="P1">-&gt; <text:span text:style-name="T1">CNUM</text:span></text:p>
      <text:p text:style-name="P1"/>
      <text:p text:style-name="P2">2) What is the 4<text:span text:style-name="T2">th</text:span> column of the customers table?</text:p>
      <text:p text:style-name="P2">-&gt;Rating.</text:p>
      <text:p text:style-name="P2"/>
      <text:p text:style-name="P2">3) what is another word for rows? For column?</text:p>
      <text:p text:style-name="P4">-&gt; rows <text:s/><text:span text:style-name="T5">are tuple/entity</text:span> <text:s/>column <text:s/><text:span text:style-name="T5">are attributes</text:span>;</text:p>
      <text:p text:style-name="P4"/>
      <text:p text:style-name="P4">4) why isn’t it possible to see the first five rows of a table?</text:p>
      <text:p text:style-name="P4">-&gt;<text:span text:style-name="T3">Beacause </text:span><text:span text:style-name="T4">Data is distributed over the Hard Disc and it is not maintain in order.</text:span></text:p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3:02:12.991436251</meta:creation-date>
    <dc:date>2023-09-11T21:21:00.465573536</dc:date>
    <meta:editing-duration>PT18M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73" meta:character-count="409" meta:non-whitespace-character-count="343"/>
  </office:meta>
</office:document-meta>
</file>